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Consolas" svg:font-family="Consolas"/>
    <style:font-face style:name="Courier New1" svg:font-family="'Courier New'"/>
    <style:font-face style:name="Roboto1" svg:font-family="Roboto"/>
    <style:font-face style:name="Arial" svg:font-family="Arial" style:font-pitch="variable"/>
    <style:font-face style:name="Consolas1" svg:font-family="Consolas" style:font-pitch="variable"/>
    <style:font-face style:name="Courier New" svg:font-family="'Courier New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Roboto" svg:font-family="Roboto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Arial2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3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887cm" fo:min-width="24.22cm" fo:padding-top="0.254cm" fo:padding-bottom="0.254cm" fo:padding-left="0.254cm" fo:padding-right="0.254cm" fo:wrap-option="wrap"/>
    </style:style>
    <style:style style:name="pr1" style:family="presentation" style:parent-style-name="First_20_slide-title">
      <style:graphic-properties draw:auto-grow-height="true" fo:min-height="7.2cm"/>
    </style:style>
    <style:style style:name="pr2" style:family="presentation" style:parent-style-name="First_20_slide-outline1">
      <style:graphic-properties fo:min-height="15.551cm"/>
    </style:style>
    <style:style style:name="pr3" style:family="presentation" style:parent-style-name="First_20_slide-notes">
      <style:graphic-properties draw:fill-color="#ffffff" draw:auto-grow-height="true" fo:min-height="13.364cm"/>
    </style:style>
    <style:style style:name="pr4" style:family="presentation" style:parent-style-name="Normal_20_slide-title">
      <style:graphic-properties draw:auto-grow-height="true" fo:min-height="3.127cm"/>
    </style:style>
    <style:style style:name="pr5" style:family="presentation" style:parent-style-name="Normal_20_slide-outline1">
      <style:graphic-properties draw:textarea-vertical-align="middle" fo:min-height="0cm"/>
    </style:style>
    <style:style style:name="pr6" style:family="presentation" style:parent-style-name="Normal_20_slide-notes">
      <style:graphic-properties draw:fill-color="#ffffff" draw:auto-grow-height="true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fo:color="#ffffff" style:font-name="DejaVu Sans1"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line-height="115%" fo:text-align="start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line-height="150%" fo:text-align="start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176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text-properties fo:color="#ffffff" fo:font-size="32pt" style:font-size-asian="32pt" style:font-size-complex="32pt"/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35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1.27cm" fo:margin-right="0cm" fo:margin-top="0.176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color="#ffffff" fo:font-size="24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fo:font-size="32pt" style:font-size-asian="32pt" style:font-size-complex="32pt"/>
    </style:style>
    <style:style style:name="P21" style:family="paragraph">
      <style:text-properties fo:color="#ffffff" fo:font-size="26pt" style:font-size-asian="26pt" style:font-size-complex="26pt"/>
    </style:style>
    <style:style style:name="P22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text-properties fo:color="#ffffff" fo:font-size="20pt" style:font-size-asian="20pt" style:font-size-complex="20pt"/>
    </style:style>
    <style:style style:name="T1" style:family="text">
      <style:text-properties fo:color="#ffff00" style:font-name="DejaVu Sans1" fo:font-size="26pt" fo:font-style="normal" style:font-size-asian="26pt" style:font-style-asian="normal" style:font-size-complex="26pt" style:font-style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97a7" style:text-line-through-style="none" style:text-line-through-type="none" style:text-position="0% 100%" style:font-name="Courier New1" fo:font-size="32pt" fo:letter-spacing="normal" fo:font-style="normal" style:text-underline-style="solid" style:text-underline-width="auto" style:text-underline-color="font-color" fo:font-weight="normal" style:font-name-asian="Courier New1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1" fo:font-size="32pt" fo:letter-spacing="normal" fo:font-style="normal" style:text-underline-style="none" fo:font-weight="normal" style:font-name-asian="Roboto1" style:font-size-asian="32pt" style:font-style-asian="normal" style:font-weight-asian="normal" style:font-name-complex="Roboto1" style:font-size-complex="3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ourier New1" fo:font-size="32pt" fo:letter-spacing="normal" fo:font-style="normal" style:text-underline-style="none" fo:font-weight="normal" style:font-name-asian="Courier New1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1" fo:font-size="32pt" fo:letter-spacing="normal" fo:font-style="normal" style:text-underline-style="none" fo:font-weight="normal" style:font-name-asian="Roboto1" style:font-size-asian="32pt" style:font-style-asian="normal" style:font-weight-asian="normal" style:font-name-complex="Roboto1" style:font-size-complex="3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onsolas" fo:font-size="32pt" fo:letter-spacing="normal" fo:font-style="normal" style:text-underline-style="none" fo:font-weight="normal" style:font-name-asian="Consolas" style:font-size-asian="32pt" style:font-style-asian="normal" style:font-weight-asian="normal" style:font-name-complex="Consolas" style:font-size-complex="32pt" style:font-style-complex="normal" style:font-weight-complex="normal"/>
    </style:style>
    <style:style style:name="T11" style:family="text">
      <style:text-properties fo:font-variant="normal" fo:text-transform="none" fo:color="#0097a7" style:text-line-through-style="none" style:text-line-through-type="none" style:text-position="0% 100%" style:font-name="Roboto1" fo:font-size="32pt" fo:letter-spacing="normal" fo:font-style="normal" style:text-underline-style="solid" style:text-underline-width="auto" style:text-underline-color="font-color" fo:font-weight="normal" style:font-name-asian="Roboto1" style:font-size-asian="32pt" style:font-style-asian="normal" style:font-weight-asian="normal" style:font-name-complex="Roboto1" style:font-size-complex="32pt" style:font-style-complex="normal" style:font-weight-complex="normal"/>
    </style:style>
    <style:style style:name="T12" style:family="text">
      <style:text-properties fo:font-variant="normal" fo:text-transform="none" fo:color="#729fcf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3" style:family="text">
      <style:text-properties fo:font-variant="normal" fo:text-transform="none" fo:color="#729fcf" style:text-line-through-style="none" style:text-line-through-type="none" style:text-position="0% 100%" style:font-name="Courier New1" fo:font-size="32pt" fo:letter-spacing="normal" fo:font-style="normal" style:text-underline-style="solid" style:text-underline-width="auto" style:text-underline-color="font-color" fo:font-weight="normal" style:font-name-asian="Courier New1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Roboto1" fo:font-size="32pt" fo:letter-spacing="normal" fo:font-style="normal" style:text-underline-style="none" fo:font-weight="bold" style:font-name-asian="Roboto1" style:font-size-asian="32pt" style:font-style-asian="normal" style:font-weight-asian="bold" style:font-name-complex="Roboto1" style:font-size-complex="32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onsolas" fo:font-size="18pt" fo:letter-spacing="normal" fo:font-style="normal" style:text-underline-style="none" fo:font-weight="bold" style:font-name-asian="Consolas" style:font-size-asian="18pt" style:font-style-asian="normal" style:font-weight-asian="bold" style:font-name-complex="Consolas" style:font-size-complex="18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ourier New1" fo:font-size="26pt" fo:letter-spacing="normal" fo:font-style="normal" style:text-underline-style="none" fo:font-weight="normal" style:font-name-asian="Courier New1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Roboto1" fo:font-size="26pt" fo:letter-spacing="normal" fo:font-style="normal" style:text-underline-style="none" fo:font-weight="normal" style:font-name-asian="Roboto1" style:font-size-asian="26pt" style:font-style-asian="normal" style:font-weight-asian="normal" style:font-name-complex="Roboto1" style:font-size-complex="26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Consolas" fo:font-size="26pt" fo:letter-spacing="normal" fo:font-style="normal" style:text-underline-style="none" fo:font-weight="normal" style:font-name-asian="Consolas" style:font-size-asian="26pt" style:font-style-asian="normal" style:font-weight-asian="normal" style:font-name-complex="Consolas" style:font-size-complex="26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onsolas" fo:font-size="26pt" fo:letter-spacing="normal" fo:font-style="normal" style:text-underline-style="none" fo:font-weight="bold" style:font-name-asian="Consolas" style:font-size-asian="26pt" style:font-style-asian="normal" style:font-weight-asian="bold" style:font-name-complex="Consolas" style:font-size-complex="26pt" style:font-style-complex="normal" style:font-weight-complex="bold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Roboto1" fo:font-size="20pt" fo:letter-spacing="normal" fo:font-style="normal" style:text-underline-style="none" fo:font-weight="normal" style:font-name-asian="Roboto1" style:font-size-asian="20pt" style:font-style-asian="normal" style:font-weight-asian="normal" style:font-name-complex="Roboto1" style:font-size-complex="20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Courier New1" fo:font-size="20pt" fo:letter-spacing="normal" fo:font-style="normal" style:text-underline-style="none" fo:font-weight="normal" style:font-name-asian="Courier New1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Roboto1" fo:font-size="22pt" fo:letter-spacing="normal" fo:font-style="normal" style:text-underline-style="none" fo:font-weight="normal" style:font-name-asian="Roboto1" style:font-size-asian="22pt" style:font-style-asian="normal" style:font-weight-asian="normal" style:font-name-complex="Roboto1" style:font-size-complex="22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Courier New1" fo:font-size="22pt" fo:letter-spacing="normal" fo:font-style="normal" style:text-underline-style="none" fo:font-weight="normal" style:font-name-asian="Courier New1" style:font-size-asian="22pt" style:font-style-asian="normal" style:font-weight-asian="normal" style:font-name-complex="Courier New1" style:font-size-complex="2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Roboto1" fo:font-size="22pt" fo:letter-spacing="normal" fo:font-style="normal" style:text-underline-style="none" fo:font-weight="normal" style:font-name-asian="Roboto1" style:font-size-asian="22pt" style:font-style-asian="normal" style:font-weight-asian="normal" style:font-name-complex="Roboto1" style:font-size-complex="22pt" style:font-style-complex="normal" style:font-weight-complex="normal"/>
    </style:style>
    <style:style style:name="T28" style:family="text">
      <style:text-properties fo:font-variant="normal" fo:text-transform="none" fo:color="#0097a7" style:text-line-through-style="none" style:text-line-through-type="none" style:text-position="0% 100%" style:font-name="Courier New1" fo:font-size="22pt" fo:letter-spacing="normal" fo:font-style="normal" style:text-underline-style="solid" style:text-underline-width="auto" style:text-underline-color="font-color" fo:font-weight="normal" style:font-name-asian="Courier New1" style:font-size-asian="22pt" style:font-style-asian="normal" style:font-weight-asian="normal" style:font-name-complex="Courier New1" style:font-size-complex="2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Courier New1" fo:font-size="24pt" fo:letter-spacing="normal" fo:font-style="normal" style:text-underline-style="none" fo:font-weight="normal" style:font-name-asian="Courier New1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32" style:family="text">
      <style:text-properties fo:font-variant="normal" fo:text-transform="none" fo:color="#0097a7" style:text-line-through-style="none" style:text-line-through-type="none" style:text-position="0% 100%" style:font-name="Courier New1" fo:font-size="24pt" fo:letter-spacing="normal" fo:font-style="normal" style:text-underline-style="solid" style:text-underline-width="auto" style:text-underline-color="font-color" fo:font-weight="normal" style:font-name-asian="Courier New1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33" style:family="text">
      <style:text-properties fo:font-variant="normal" fo:text-transform="none" fo:color="#0097a7" style:text-line-through-style="none" style:text-line-through-type="none" style:text-position="0% 100%" style:font-name="Roboto1" fo:font-size="24pt" fo:letter-spacing="normal" fo:font-style="normal" style:text-underline-style="solid" style:text-underline-width="auto" style:text-underline-color="font-color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First_20_slide" presentation:presentation-page-layout-name="AL1T1" presentation:use-date-time-name="dtd1" xml:id="id1" draw:id="id1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Background Tasks 2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ormal_20_slide" presentation:presentation-page-layout-name="AL1T1" presentation:use-date-time-name="dtd1" xml:id="id2" draw:id="id2">
        <office:forms form:automatic-focus="false" form:apply-design-mode="false"/>
        <draw:frame presentation:style-name="pr4" draw:text-style-name="P5" draw:layer="layout" svg:width="11.494cm" svg:height="3.127cm" draw:transform="rotate (0.139626340159546) translate (16.2cm 18.45cm)" presentation:class="title" presentation:user-transformed="true">
          <draw:text-box>
            <text:p text:style-name="P4"><text:span text:style-name="T2">Last class summary</text:span></text:p>
          </draw:text-box>
        </draw:frame>
        <draw:frame presentation:style-name="pr5" draw:layer="layout" svg:width="25.199cm" svg:height="15.801cm" svg:x="0.602cm" svg:y="1.002cm" presentation:class="outline" presentation:user-transformed="true">
          <draw:text-box>
            <text:list text:style-name="L2">
              <text:list-item>
                <text:p>Threads</text:p>
              </text:list-item>
              <text:list-item>
                <text:p>AsyncTask</text:p>
              </text:list-item>
              <text:list-item>
                <text:p>Internet connection</text:p>
              </text:list-item>
            </text:list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Normal_20_slide" presentation:presentation-page-layout-name="AL1T1" presentation:use-date-time-name="dtd1" xml:id="id3" draw:id="id3">
        <office:forms form:automatic-focus="false" form:apply-design-mode="false"/>
        <draw:frame presentation:style-name="pr4" draw:text-style-name="P6" draw:layer="layout" svg:width="11.494cm" svg:height="3.127cm" draw:transform="rotate (0.139626340159546) translate (16.2cm 18.45cm)" presentation:class="title" presentation:user-transformed="true">
          <draw:text-box>
            <text:p><text:span text:style-name="T2">The plan</text:span></text:p>
          </draw:text-box>
        </draw:frame>
        <draw:frame presentation:style-name="pr5" draw:layer="layout" svg:width="25.199cm" svg:height="15.801cm" svg:x="0.6cm" svg:y="1cm" presentation:class="outline" presentation:user-transformed="true">
          <draw:text-box>
            <text:list text:style-name="L2">
              <text:list-item>
                <text:p>Broadcasts</text:p>
              </text:list-item>
              <text:list-item>
                <text:p>Send a custom broadcasts</text:p>
              </text:list-item>
              <text:list-item>
                <text:p>Broadcast receivers</text:p>
              </text:list-item>
              <text:list-item>
                <text:p>Implementing broadcast receivers</text:p>
              </text:list-item>
              <text:list-item>
                <text:p>Restricting the broadcasts</text:p>
              </text:list-item>
              <text:list-item>
                <text:p>Best practices</text:p>
              </text:list-item>
            </text:list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irst_20_slide" presentation:presentation-page-layout-name="AL1T1" presentation:use-date-time-name="dtd1" xml:id="id4" draw:id="id4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Broadcasts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Normal_20_slide" presentation:presentation-page-layout-name="AL1T1" presentation:use-date-time-name="dtd1" xml:id="id5" draw:id="id5">
        <office:forms form:automatic-focus="false" form:apply-design-mode="false"/>
        <draw:frame presentation:style-name="pr4" draw:text-style-name="P6" draw:layer="layout" svg:width="11.494cm" svg:height="3.127cm" draw:transform="rotate (0.139626340159546) translate (16.2cm 18.45cm)" presentation:class="title" presentation:user-transformed="true">
          <draw:text-box>
            <text:p><text:span text:style-name="T2">Broadcasts</text:span></text:p>
          </draw:text-box>
        </draw:frame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>Broadcasts are messages sent by Android system and other Android apps, when an event of interest occurs.</text:p>
                <text:p/>
              </text:list-item>
              <text:list-item>
                <text:p><text:span text:style-name="T3">Broadcasts are wrapped in an Intent object. This Intent object’s contains the event details such as, </text:span><text:span text:style-name="T4"><text:a xlink:href="https://developer.android.com/reference/android/content/Intent#ACTION_HEADSET_PLUG" xlink:type="simple">android.intent.action.HEADSET_PLUG</text:a></text:span>, sent when a wired headset is plugged or unplugged.</text:p>
              </text:list-item>
            </text:list>
          </draw:text-box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Normal_20_slide" presentation:presentation-page-layout-name="AL1T1" presentation:use-date-time-name="dtd1" xml:id="id6" draw:id="id6">
        <office:forms form:automatic-focus="false" form:apply-design-mode="false"/>
        <draw:frame presentation:style-name="pr4" draw:text-style-name="P6" draw:layer="layout" svg:width="11.494cm" svg:height="3.127cm" draw:transform="rotate (0.139626340159546) translate (16.2cm 18.45cm)" presentation:class="title" presentation:user-transformed="true">
          <draw:text-box>
            <text:p><text:span text:style-name="T2">Types of broadcast:</text:span></text:p>
          </draw:text-box>
        </draw:frame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>Types of broadcast:</text:p>
                <text:list>
                  <text:list-item>
                    <text:p>System broadcast. </text:p>
                  </text:list-item>
                  <text:list-item>
                    <text:p>Custom broadcast. 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Normal_20_slide" presentation:presentation-page-layout-name="AL1T1" presentation:use-date-time-name="dtd1" xml:id="id7" draw:id="id7">
        <office:forms form:automatic-focus="false" form:apply-design-mode="false"/>
        <draw:frame presentation:style-name="pr4" draw:text-style-name="P6" draw:layer="layout" svg:width="11.494cm" svg:height="3.127cm" draw:transform="rotate (0.139626340159546) translate (16.2cm 18.45cm)" presentation:class="title" presentation:user-transformed="true">
          <draw:text-box>
            <text:p><text:span text:style-name="T2">System broadcasts</text:span></text:p>
          </draw:text-box>
        </draw:frame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8"><text:span text:style-name="T5">System broadcast are the messages sent by the Android system, when a system event occurs, that might affect your app. </text:span></text:p>
                <text:p text:style-name="P8"><text:span text:style-name="T5"/></text:p>
              </text:list-item>
              <text:list-item>
                <text:p text:style-name="P8"><text:span text:style-name="T5">Few examples:</text:span></text:p>
                <text:list>
                  <text:list-item>
                    <text:p text:style-name="P9"><text:span text:style-name="T5">An </text:span><text:span text:style-name="T6">Intent</text:span><text:span text:style-name="T5"> with action,</text:span><text:span text:style-name="T7"> </text:span><text:span text:style-name="T4"><text:a xlink:href="https://developer.android.com/reference/android/content/Intent.html#ACTION_BOOT_COMPLETED" xlink:type="simple">ACTION_BOOT_COMPLETED</text:a></text:span><text:span text:style-name="T7"><text:s/></text:span><text:span text:style-name="T5">is broadcasted when the device boots.</text:span></text:p>
                  </text:list-item>
                  <text:list-item>
                    <text:p text:style-name="P9"><text:span text:style-name="T5">An </text:span><text:span text:style-name="T6">Intent</text:span><text:span text:style-name="T8"> </text:span><text:span text:style-name="T5">with action,</text:span><text:span text:style-name="T9"> </text:span><text:span text:style-name="T4"><text:a xlink:href="https://developer.android.com/reference/android/content/Intent.html#ACTION_POWER_CONNECTED" xlink:type="simple">ACTION_POWER_CONNECTED</text:a></text:span><text:span text:style-name="T7"><text:s/></text:span><text:span text:style-name="T5">is broadcasted when the device is connected to the external power.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System broadcasts aren't targeted at specific recipients. Interested apps must register a component to "listen" for these events. This listening component is called a broadcast receiver.</text:p>
              <text:p/>
              <text:p>ACTION_NEW_PICTURE and ACTION_NEW_VIDEO are not supported</text:p>
              <text:p/>
              <text:p>broadcast_actions.txt file</text:p>
              <text:p>Android/sdk/platforms/android-xx/data </text:p>
            </draw:text-box>
          </draw:frame>
        </presentation:notes>
      </draw:page>
      <draw:page draw:name="page8" draw:style-name="dp1" draw:master-page-name="Normal_20_slide" presentation:presentation-page-layout-name="AL1T1" presentation:use-date-time-name="dtd1" xml:id="id8" draw:id="id8">
        <office:forms form:automatic-focus="false" form:apply-design-mode="false"/>
        <draw:frame presentation:style-name="pr4" draw:text-style-name="P6" draw:layer="layout" svg:width="11.494cm" svg:height="3.127cm" draw:transform="rotate (0.139626340159546) translate (16.2cm 18.45cm)" presentation:class="title" presentation:user-transformed="true">
          <draw:text-box>
            <text:p><text:span text:style-name="T2">Custom broadcasts</text:span></text:p>
          </draw:text-box>
        </draw:frame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8"><text:span text:style-name="T5">Custom broadcasts are broadcasts that your app sends out, similar to the Android system. <text:s/></text:span></text:p>
              </text:list-item>
              <text:list-item>
                <text:p text:style-name="P8"><text:span text:style-name="T5">For example, when you want to let other app(s) know that some data has been downloaded by your app, and its available for their use. 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To create a custom broadcast, define a custom Intent action. </text:p>
            </draw:text-box>
          </draw:frame>
        </presentation:notes>
      </draw:page>
      <draw:page draw:name="page9" draw:style-name="dp1" draw:master-page-name="Normal_20_slide" presentation:presentation-page-layout-name="AL1T1" presentation:use-date-time-name="dtd1" xml:id="id9" draw:id="id9">
        <office:forms form:automatic-focus="false" form:apply-design-mode="false"/>
        <draw:frame presentation:style-name="pr4" draw:text-style-name="P6" draw:layer="layout" svg:width="11.494cm" svg:height="3.127cm" draw:transform="rotate (0.139626340159546) translate (16.2cm 18.45cm)" presentation:class="title" presentation:user-transformed="true">
          <draw:text-box>
            <text:p><text:span text:style-name="T2">Send a custom broadcasts</text:span></text:p>
          </draw:text-box>
        </draw:frame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8"><text:span text:style-name="T5">Android provides three ways for sending a broadcast:</text:span></text:p>
                <text:list>
                  <text:list-item>
                    <text:p text:style-name="P9"><text:span text:style-name="T5">Ordered broadcast.</text:span></text:p>
                  </text:list-item>
                  <text:list-item>
                    <text:p text:style-name="P9"><text:span text:style-name="T5">Normal broadcast.</text:span></text:p>
                  </text:list-item>
                  <text:list-item>
                    <text:p text:style-name="P9"><text:span text:style-name="T5">Local broadcast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10" draw:style-name="dp1" draw:master-page-name="Normal_20_slide" presentation:presentation-page-layout-name="AL1T1" presentation:use-date-time-name="dtd1" xml:id="id10" draw:id="id10">
        <office:forms form:automatic-focus="false" form:apply-design-mode="false"/>
        <draw:frame presentation:style-name="pr4" draw:text-style-name="P6" draw:layer="layout" svg:width="11.494cm" svg:height="3.127cm" draw:transform="rotate (0.139626340159546) translate (16.2cm 18.45cm)" presentation:class="title" presentation:user-transformed="true">
          <draw:text-box>
            <text:p><text:span text:style-name="T2">Ordered Broadcast</text:span></text:p>
          </draw:text-box>
        </draw:frame>
        <draw:frame presentation:style-name="pr5" draw:text-style-name="P11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10"><text:span text:style-name="T5">Ordered broadcast is delivered to one receiver at a time.</text:span></text:p>
              </text:list-item>
              <text:list-item>
                <text:p text:style-name="P10"><text:span text:style-name="T5">To send a ordered broadcast, use the</text:span><text:span text:style-name="T7"> </text:span><text:span text:style-name="T4"><text:a xlink:href="https://developer.android.com/reference/android/content/Context#sendOrderedBroadcast(android.content.Intent,%20java.lang.String)" xlink:type="simple">sendOrderedBroadcast()</text:a></text:span><text:span text:style-name="T7"><text:s/></text:span><text:span text:style-name="T5">method.</text:span></text:p>
              </text:list-item>
              <text:list-item>
                <text:p text:style-name="P10"><text:span text:style-name="T5">Receivers can propagate result to the next receiver or even abort the broadcast. </text:span></text:p>
              </text:list-item>
              <text:list-item>
                <text:p text:style-name="P10"><text:span text:style-name="T5">Control the broadcast order with </text:span><text:span text:style-name="T4"><text:a xlink:href="https://developer.android.com/reference/android/R.styleable.html#AndroidManifestIntentFilter_priority" xlink:type="simple">android:priority</text:a></text:span><text:span text:style-name="T7"><text:s text:c="2"/></text:span><text:span text:style-name="T5">attribute in the manifest file.</text:span></text:p>
              </text:list-item>
              <text:list-item>
                <text:p text:style-name="P10"><text:span text:style-name="T5">Receivers with same priority run in arbitrary order.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Normal_20_slide" presentation:presentation-page-layout-name="AL1T1" presentation:use-date-time-name="dtd1" xml:id="id11" draw:id="id11">
        <office:forms form:automatic-focus="false" form:apply-design-mode="false"/>
        <draw:frame presentation:style-name="pr4" draw:text-style-name="P6" draw:layer="layout" svg:width="11.494cm" svg:height="3.127cm" draw:transform="rotate (0.139626340159546) translate (16.2cm 18.45cm)" presentation:class="title" presentation:user-transformed="true">
          <draw:text-box>
            <text:p><text:span text:style-name="T2">Normal Broadcast</text:span></text:p>
          </draw:text-box>
        </draw:frame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10"><text:span text:style-name="T5">Delivered to all the registered receivers at the same time, in an undefined order.</text:span></text:p>
              </text:list-item>
              <text:list-item>
                <text:p text:style-name="P10"><text:span text:style-name="T5">Most efficient way to send a broadcast.</text:span></text:p>
              </text:list-item>
              <text:list-item>
                <text:p text:style-name="P10"><text:span text:style-name="T5">Receivers can’t propagate the results among themselves, and they can’t abort the broadcast. </text:span></text:p>
              </text:list-item>
              <text:list-item>
                <text:p text:style-name="P8"><text:span text:style-name="T5">The </text:span><text:span text:style-name="T4"><text:a xlink:href="https://developer.android.com/reference/android/content/Context#sendBroadcast(android.content.Intent)" xlink:type="simple">sendBroadcast()</text:a></text:span><text:span text:style-name="T7"><text:s/></text:span><text:span text:style-name="T5">method is used to send a normal broadcast.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Normal_20_slide" presentation:presentation-page-layout-name="AL1T1" presentation:use-date-time-name="dtd1" xml:id="id12" draw:id="id12">
        <office:forms form:automatic-focus="false" form:apply-design-mode="false"/>
        <draw:frame presentation:style-name="pr4" draw:text-style-name="P6" draw:layer="layout" svg:width="11.494cm" svg:height="3.127cm" draw:transform="rotate (0.139626340159546) translate (16.2cm 18.45cm)" presentation:class="title" presentation:user-transformed="true">
          <draw:text-box>
            <text:p><text:span text:style-name="T2">Local Broadcast</text:span></text:p>
          </draw:text-box>
        </draw:frame>
        <draw:frame presentation:style-name="pr5" draw:text-style-name="P1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10"><text:span text:style-name="T5">Sends broadcasts to receivers within your app.</text:span></text:p>
              </text:list-item>
              <text:list-item>
                <text:p text:style-name="P10"><text:span text:style-name="T5">No security issues since no interprocess communication.</text:span></text:p>
              </text:list-item>
              <text:list-item>
                <text:p text:style-name="P10"><text:span text:style-name="T5">To send a local broadcast:</text:span></text:p>
                <text:list>
                  <text:list-item>
                    <text:p text:style-name="P12"><text:span text:style-name="T5">To get an instance of </text:span><text:span text:style-name="T6">LocalBroadcastManager</text:span><text:span text:style-name="T5">.</text:span></text:p>
                  </text:list-item>
                  <text:list-item>
                    <text:p text:style-name="P12"><text:span text:style-name="T5">Call </text:span><text:span text:style-name="T6">sendBroadcast()</text:span><text:span text:style-name="T5"> on the instance. </text:span></text:p>
                  </text:list-item>
                </text:list>
                <text:p text:style-name="P13"><text:span text:style-name="T6">LocalBroadcastManager.getInstance(this)</text:span></text:p>
                <text:p text:style-name="P8"><text:span text:style-name="T6">.sendBroadcast(customBroadcastIntent);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Normal_20_slide" presentation:presentation-page-layout-name="AL1T1" presentation:use-date-time-name="dtd1" xml:id="id13" draw:id="id13">
        <office:forms form:automatic-focus="false" form:apply-design-mode="false"/>
        <draw:frame presentation:style-name="pr4" draw:text-style-name="P6" draw:layer="layout" svg:width="11.494cm" svg:height="3.127cm" draw:transform="rotate (0.139626340159546) translate (16.2cm 18.45cm)" presentation:class="title" presentation:user-transformed="true">
          <draw:text-box>
            <text:p><text:span text:style-name="T2">Custom broadcasts</text:span></text:p>
          </draw:text-box>
        </draw:frame>
        <draw:frame presentation:style-name="pr5" draw:text-style-name="P1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8"><text:span text:style-name="T5">Sender and receiver must agree on unique name for intent (action name)</text:span></text:p>
              </text:list-item>
              <text:list-item>
                <text:p text:style-name="P15"><text:span text:style-name="T5">Define in activity and broadcast receiver</text:span></text:p>
                <text:p text:style-name="P8"><text:span text:style-name="T10">private static final String ACTION_CUSTOM_BROADCAST = <text:s text:c="2"/></text:span><text:span text:style-name="T10"><text:line-break/></text:span><text:span text:style-name="T10"> <text:s text:c="7"/>"com.example.android.powerreceiver.ACTION_CUSTOM_BROADCAST";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irst_20_slide" presentation:presentation-page-layout-name="AL1T1" presentation:use-date-time-name="dtd1" xml:id="id14" draw:id="id14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Broadcast Receivers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Normal_20_slide" presentation:presentation-page-layout-name="AL1T1" presentation:use-date-time-name="dtd1" xml:id="id15" draw:id="id15">
        <office:forms form:automatic-focus="false" form:apply-design-mode="false"/>
        <draw:frame presentation:style-name="pr4" draw:text-style-name="P6" draw:layer="layout" svg:width="11.494cm" svg:height="3.127cm" draw:transform="rotate (0.139626340159546) translate (16.2cm 18.45cm)" presentation:class="title" presentation:user-transformed="true">
          <draw:text-box>
            <text:p><text:span text:style-name="T2">What is a broadcast receiver?</text:span></text:p>
          </draw:text-box>
        </draw:frame>
        <draw:frame presentation:style-name="pr5" draw:text-style-name="P1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8"><text:span text:style-name="T5">Broadcast receivers are app components.</text:span></text:p>
              </text:list-item>
              <text:list-item>
                <text:p text:style-name="P8"><text:span text:style-name="T5">They register for various system broadcast and or custom broadcast.</text:span></text:p>
              </text:list-item>
              <text:list-item>
                <text:p text:style-name="P8"><text:span text:style-name="T5">They are notified (via an Intent):</text:span></text:p>
                <text:list>
                  <text:list-item>
                    <text:p text:style-name="P9"><text:span text:style-name="T5">By the system, when an system event occurs that your app is registered for.</text:span></text:p>
                  </text:list-item>
                  <text:list-item>
                    <text:p text:style-name="P9"><text:span text:style-name="T5">By another app, including your own if your app is registered for that custom event.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Normal_20_slide" presentation:presentation-page-layout-name="AL1T1" presentation:use-date-time-name="dtd1" xml:id="id16" draw:id="id16">
        <office:forms form:automatic-focus="false" form:apply-design-mode="false"/>
        <draw:frame presentation:style-name="pr4" draw:text-style-name="P6" draw:layer="layout" svg:width="11.494cm" svg:height="3.127cm" draw:transform="rotate (0.139626340159546) translate (16.2cm 18.45cm)" presentation:class="title" presentation:user-transformed="true">
          <draw:text-box>
            <text:p><text:span text:style-name="T2">Register your broadcast receiver</text:span></text:p>
          </draw:text-box>
        </draw:frame>
        <draw:frame presentation:style-name="pr5" draw:text-style-name="P14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 text:style-name="P8"><text:span text:style-name="T5">Broadcast receivers can be registered in two ways: </text:span></text:p>
              </text:list-header>
              <text:list-item>
                <text:p text:style-name="P8"><text:span text:style-name="T5">Static receivers </text:span></text:p>
                <text:list>
                  <text:list-item>
                    <text:p text:style-name="P9"><text:span text:style-name="T5">Registered in your AndroidManifest.xml, also called as Manifest-declared receivers.</text:span></text:p>
                  </text:list-item>
                </text:list>
              </text:list-item>
              <text:list-item>
                <text:p text:style-name="P8"><text:span text:style-name="T5">Dynamic receivers</text:span></text:p>
                <text:list>
                  <text:list-item>
                    <text:p text:style-name="P9"><text:span text:style-name="T5">Registered using app or activities' context in your Java files, also called as Context-registered receivers.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Normal_20_slide" presentation:presentation-page-layout-name="AL1T1" presentation:use-date-time-name="dtd1" xml:id="id17" draw:id="id17">
        <office:forms form:automatic-focus="false" form:apply-design-mode="false"/>
        <draw:frame presentation:style-name="pr4" draw:text-style-name="P6" draw:layer="layout" svg:width="11.494cm" svg:height="3.127cm" draw:transform="rotate (0.139626340159546) translate (16.2cm 18.45cm)" presentation:class="title" presentation:user-transformed="true">
          <draw:text-box>
            <text:p><text:span text:style-name="T2">Receiving a system broadcast </text:span></text:p>
          </draw:text-box>
        </draw:frame>
        <draw:frame presentation:style-name="pr5" draw:text-style-name="P1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16"><text:span text:style-name="T5">Starting from Android 8.0 (API level 26), static receivers can't receive most of the system broadcasts.</text:span></text:p>
              </text:list-item>
              <text:list-item>
                <text:p text:style-name="P10"><text:span text:style-name="T5">Use a dynamic receiver to register for these broadcasts. </text:span></text:p>
              </text:list-item>
              <text:list-item>
                <text:p text:style-name="P10"><text:span text:style-name="T5">If you register for the system broadcasts in the manifest, the Android system won't deliver them to your app.</text:span></text:p>
              </text:list-item>
              <text:list-item>
                <text:p text:style-name="P8"><text:span text:style-name="T5">A few broadcasts, are excepted from this restriction. See the complete list of </text:span><text:span text:style-name="T11"><text:a xlink:href="https://developer.android.com/guide/components/broadcast-exceptions" xlink:type="simple">implicit broadcast exceptions</text:a></text:span><text:span text:style-name="T7">. 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irst_20_slide" presentation:presentation-page-layout-name="AL1T1" presentation:use-date-time-name="dtd1" xml:id="id18" draw:id="id18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Implementing Broadcast Receivers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Normal_20_slide" presentation:presentation-page-layout-name="AL1T1" presentation:use-date-time-name="dtd1" xml:id="id19" draw:id="id19">
        <office:forms form:automatic-focus="false" form:apply-design-mode="false"/>
        <draw:frame presentation:style-name="pr4" draw:text-style-name="P6" draw:layer="layout" svg:width="11.494cm" svg:height="3.127cm" draw:transform="rotate (0.139626340159546) translate (16.2cm 18.45cm)" presentation:class="title" presentation:user-transformed="true">
          <draw:text-box>
            <text:p><text:span text:style-name="T2">To create a broadcast receiver</text:span></text:p>
          </draw:text-box>
        </draw:frame>
        <draw:frame presentation:style-name="pr5" draw:text-style-name="P1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13"><text:span text:style-name="T8">Subclass the</text:span><text:span text:style-name="T12"> </text:span><text:span text:style-name="T13"><text:a xlink:href="https://developer.android.com/reference/android/content/BroadcastReceiver" xlink:type="simple">BroadcastReceiver</text:a></text:span><text:span text:style-name="T12"><text:s/></text:span><text:span text:style-name="T8">class and</text:span><text:span text:style-name="T9"> </text:span><text:span text:style-name="T8">override its </text:span><text:span text:style-name="T6">onReceive()</text:span><text:span text:style-name="T8"> method. </text:span></text:p>
                <text:p text:style-name="P17"><text:span text:style-name="T8"/></text:p>
              </text:list-item>
              <text:list-item>
                <text:p text:style-name="P13"><text:span text:style-name="T8">Register the broadcast receiver and specify the intent-filters:</text:span></text:p>
              </text:list-item>
              <text:list-item>
                <text:p text:style-name="P15"><text:span text:style-name="T5">Statically, in the Manifest.</text:span></text:p>
              </text:list-item>
              <text:list-item>
                <text:p text:style-name="P8"><text:span text:style-name="T5">Dynamically, with </text:span><text:span text:style-name="T6">registerReceiver()</text:span><text:span text:style-name="T5">.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Normal_20_slide" presentation:presentation-page-layout-name="AL1T1" presentation:use-date-time-name="dtd1" xml:id="id20" draw:id="id20">
        <office:forms form:automatic-focus="false" form:apply-design-mode="false"/>
        <draw:frame presentation:style-name="pr4" draw:text-style-name="P6" draw:layer="layout" svg:width="11.494cm" svg:height="3.127cm" draw:transform="rotate (0.139626340159546) translate (16.2cm 18.45cm)" presentation:class="title" presentation:user-transformed="true">
          <draw:text-box>
            <text:p><text:span text:style-name="T2">What are Intent-filters</text:span></text:p>
          </draw:text-box>
        </draw:frame>
        <draw:frame presentation:style-name="pr5" draw:text-style-name="P1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8"><text:span text:style-name="T5">Intent-filters specify the types of intents a broadcast receiver can receive. They filter the incoming intents based on the </text:span><text:span text:style-name="T6">Intent</text:span><text:span text:style-name="T5"> values like </text:span><text:span text:style-name="T6">action</text:span><text:span text:style-name="T5">.</text:span></text:p>
                <text:p text:style-name="P8"><text:span text:style-name="T5"/></text:p>
              </text:list-item>
              <text:list-item>
                <text:p text:style-name="P8"><text:span text:style-name="T5">To add an intent-filter:</text:span></text:p>
              </text:list-item>
              <text:list-item>
                <text:p text:style-name="P8"><text:span text:style-name="T5">To your </text:span><text:span text:style-name="T6">AndroidManifest.xml</text:span><text:span text:style-name="T5"> file, use </text:span><text:span text:style-name="T10">&lt;intent-filter&gt;</text:span><text:span text:style-name="T5"> tag.</text:span></text:p>
              </text:list-item>
              <text:list-item>
                <text:p text:style-name="P8"><text:span text:style-name="T5">To your Java file use the</text:span><text:span text:style-name="T7"> </text:span><text:span text:style-name="T4"><text:a xlink:href="https://developer.android.com/reference/android/content/IntentFilter" xlink:type="simple">IntentFilter</text:a></text:span><text:span text:style-name="T9"><text:s/></text:span><text:span text:style-name="T5">object.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Normal_20_slide" presentation:presentation-page-layout-name="AL1T1" presentation:use-date-time-name="dtd1" xml:id="id21" draw:id="id21">
        <office:forms form:automatic-focus="false" form:apply-design-mode="false"/>
        <draw:frame presentation:style-name="pr4" draw:text-style-name="P6" draw:layer="layout" svg:width="11.494cm" svg:height="3.127cm" draw:transform="rotate (0.139626340159546) translate (16.2cm 18.45cm)" presentation:class="title" presentation:user-transformed="true">
          <draw:text-box>
            <text:p><text:span text:style-name="T2">Subclass a broadcast receiver</text:span></text:p>
          </draw:text-box>
        </draw:frame>
        <draw:frame presentation:style-name="pr5" draw:text-style-name="P14" draw:layer="layout" svg:width="25.199cm" svg:height="3.602cm" svg:x="0.801cm" svg:y="1.2cm" presentation:class="outline" presentation:user-transformed="true">
          <draw:text-box>
            <text:list text:style-name="L2">
              <text:list-item>
                <text:p text:style-name="P8"><text:span text:style-name="T5">In Android studio, </text:span><text:span text:style-name="T14">File &gt; New &gt; Other &gt; BroadcastReceiver</text:span></text:p>
              </text:list-item>
            </text:list>
          </draw:text-box>
        </draw:frame>
        <draw:frame draw:name="Google Shape;508;p89" draw:style-name="gr3" draw:text-style-name="P18" draw:layer="layout" svg:width="25.092cm" svg:height="7.111cm" svg:x="1.2cm" svg:y="6.176cm">
          <draw:text-box>
            <text:p text:style-name="P15"><text:span text:style-name="T15">public class CustomReceiver extends BroadcastReceiver {</text:span></text:p>
            <text:p text:style-name="P15"><text:span text:style-name="T15"><text:s text:c="3"/></text:span><text:span text:style-name="T15">@Override</text:span></text:p>
            <text:p text:style-name="P15"><text:span text:style-name="T15"><text:s text:c="3"/></text:span><text:span text:style-name="T15">public void onReceive(Context context, Intent intent) {</text:span></text:p>
            <text:p text:style-name="P15"><text:span text:style-name="T15"><text:s text:c="7"/></text:span><text:span text:style-name="T15">// This method is called when the BroadcastReceiver</text:span></text:p>
            <text:p text:style-name="P15"><text:span text:style-name="T15"><text:s text:c="7"/></text:span><text:span text:style-name="T15">// <text:s/>is receiving an Intent broadcast.</text:span></text:p>
            <text:p text:style-name="P15"><text:span text:style-name="T15"><text:s text:c="7"/></text:span><text:span text:style-name="T15">throw new UnsupportedOperationException("Not yet implemented");</text:span></text:p>
            <text:p text:style-name="P15"><text:span text:style-name="T15"><text:s text:c="3"/></text:span><text:span text:style-name="T15">}</text:span></text:p>
            <text:p text:style-name="P15"><text:span text:style-name="T15">}</text:span></text:p>
            <text:p text:style-name="P15"><text:span text:style-name="T16"/></text:p>
          </draw:text-box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Normal_20_slide" presentation:presentation-page-layout-name="AL1T1" presentation:use-date-time-name="dtd1" xml:id="id22" draw:id="id22">
        <office:forms form:automatic-focus="false" form:apply-design-mode="false"/>
        <draw:frame presentation:style-name="pr4" draw:text-style-name="P6" draw:layer="layout" svg:width="11.494cm" svg:height="3.127cm" draw:transform="rotate (0.139626340159546) translate (16.2cm 18.45cm)" presentation:class="title" presentation:user-transformed="true">
          <draw:text-box>
            <text:p><text:span text:style-name="T2">Implement onReceive() </text:span></text:p>
          </draw:text-box>
        </draw:frame>
        <draw:frame draw:name="Google Shape;515;p90" draw:style-name="gr3" draw:text-style-name="P18" draw:layer="layout" svg:width="24.192cm" svg:height="8.387cm" svg:x="0.8cm" svg:y="7.413cm">
          <draw:text-box>
            <text:p text:style-name="P15"><text:span text:style-name="T15">@Override</text:span></text:p>
            <text:p text:style-name="P15"><text:span text:style-name="T15">public void onReceive(Context context, Intent intent) {</text:span></text:p>
            <text:p text:style-name="P15"><text:span text:style-name="T15"><text:s text:c="3"/></text:span><text:span text:style-name="T15">String intentAction = intent.getAction();</text:span></text:p>
            <text:p text:style-name="P15"><text:span text:style-name="T15"><text:s text:c="3"/></text:span><text:span text:style-name="T17">switch</text:span><text:span text:style-name="T15"> (intentAction){</text:span></text:p>
            <text:p text:style-name="P15"><text:span text:style-name="T15"><text:s text:c="7"/></text:span><text:span text:style-name="T17">case Intent.ACTION_POWER_CONNECTED:</text:span></text:p>
            <text:p text:style-name="P15"><text:span text:style-name="T15"><text:s text:c="11"/></text:span><text:span text:style-name="T15">break;</text:span></text:p>
            <text:p text:style-name="P15"><text:span text:style-name="T15"><text:s text:c="7"/></text:span><text:span text:style-name="T17">case Intent.ACTION_POWER_DISCONNECTED:</text:span></text:p>
            <text:p text:style-name="P15"><text:span text:style-name="T15"><text:s text:c="11"/></text:span><text:span text:style-name="T15">break;</text:span></text:p>
            <text:p text:style-name="P15"><text:span text:style-name="T15"><text:s text:c="3"/></text:span><text:span text:style-name="T15">}</text:span></text:p>
            <text:p text:style-name="P15"><text:span text:style-name="T15">}</text:span></text:p>
            <text:p text:style-name="P19"><text:span text:style-name="T15"/></text:p>
            <text:p text:style-name="P19"><text:span text:style-name="T16"/></text:p>
            <text:p text:style-name="P10"><text:span text:style-name="T16"/></text:p>
          </draw:text-box>
        </draw:frame>
        <draw:custom-shape draw:name="Google Shape;518;p90" draw:style-name="gr4" draw:text-style-name="P20" draw:layer="layout" svg:width="24.727cm" svg:height="2.394cm" svg:x="0.33cm" svg:y="2.931cm">
          <text:p text:style-name="P19"><text:span text:style-name="T5">Example implementation of </text:span><text:span text:style-name="T6">onReceive()</text:span><text:span text:style-name="T5"> method which handles power connected and disconnect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Normal_20_slide" presentation:presentation-page-layout-name="AL1T1" presentation:use-date-time-name="dtd1" xml:id="id23" draw:id="id23">
        <office:forms form:automatic-focus="false" form:apply-design-mode="false"/>
        <draw:frame presentation:style-name="pr4" draw:text-style-name="P6" draw:layer="layout" svg:width="11.494cm" svg:height="3.127cm" draw:transform="rotate (0.139626340159546) translate (16.2cm 18.45cm)" presentation:class="title" presentation:user-transformed="true">
          <draw:text-box>
            <text:p><text:span text:style-name="T2">Register statically in Android manifest</text:span></text:p>
          </draw:text-box>
        </draw:frame>
        <draw:frame presentation:style-name="pr5" draw:text-style-name="P21" draw:layer="layout" svg:width="25.199cm" svg:height="15.801cm" svg:x="0.601cm" svg:y="1.586cm" presentation:class="outline" presentation:user-transformed="true">
          <draw:text-box>
            <text:list text:style-name="L2">
              <text:list-item>
                <text:p text:style-name="P15"><text:span text:style-name="T18">&lt;receiver&gt;</text:span><text:span text:style-name="T19"> element inside </text:span><text:span text:style-name="T18">&lt;application&gt;</text:span><text:span text:style-name="T19"> tag.</text:span></text:p>
              </text:list-item>
              <text:list-item>
                <text:p text:style-name="P15"><text:span text:style-name="T18">&lt;intent-filter&gt;</text:span><text:span text:style-name="T19"> registers receiver for specific intents.</text:span></text:p>
                <text:p text:style-name="P19"><text:span text:style-name="T20"/></text:p>
                <text:p text:style-name="P19"><text:span text:style-name="T20">&lt;receiver</text:span></text:p>
                <text:p text:style-name="P19"><text:span text:style-name="T20"><text:s text:c="3"/></text:span><text:span text:style-name="T20">android:name=".CustomReceiver"</text:span></text:p>
                <text:p text:style-name="P19"><text:span text:style-name="T20"><text:s text:c="3"/></text:span><text:span text:style-name="T20">android:enabled="true"</text:span></text:p>
                <text:p text:style-name="P19"><text:span text:style-name="T20"><text:s text:c="3"/></text:span><text:span text:style-name="T20">android:exported="true"&gt;</text:span></text:p>
                <text:p text:style-name="P19"><text:span text:style-name="T21"><text:s text:c="3"/></text:span><text:span text:style-name="T21">&lt;intent-filter&gt;</text:span><text:span text:style-name="T21"><text:line-break/></text:span><text:span text:style-name="T21"> <text:s text:c="5"/>&lt;action android:name="android.intent.action.BOOT_COMPLETED"/&gt;</text:span><text:span text:style-name="T21"><text:line-break/></text:span><text:span text:style-name="T21"> <text:s text:c="2"/>&lt;/intent-filter&gt;</text:span><text:span text:style-name="T20"> </text:span></text:p>
                <text:p text:style-name="P19"><text:span text:style-name="T20">&lt;/receiver&gt;</text:span></text:p>
                <text:p text:style-name="P19"><text:span text:style-name="T19"/></text:p>
              </text:list-item>
            </text:list>
          </draw:text-box>
        </draw:fram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Normal_20_slide" presentation:presentation-page-layout-name="AL1T1" presentation:use-date-time-name="dtd1" xml:id="id24" draw:id="id24">
        <office:forms form:automatic-focus="false" form:apply-design-mode="false"/>
        <draw:frame presentation:style-name="pr4" draw:text-style-name="P6" draw:layer="layout" svg:width="11.494cm" svg:height="3.127cm" draw:transform="rotate (0.139626340159546) translate (16.2cm 18.45cm)" presentation:class="title" presentation:user-transformed="true">
          <draw:text-box>
            <text:p><text:span text:style-name="T2">Register dynamically</text:span></text:p>
          </draw:text-box>
        </draw:frame>
        <draw:frame presentation:style-name="pr5" draw:text-style-name="P1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15"><text:span text:style-name="T5">Register your receiver in </text:span><text:span text:style-name="T6">onCreate()</text:span><text:span text:style-name="T5"> or </text:span><text:span text:style-name="T6">onResume()</text:span><text:span text:style-name="T5">. <text:s/></text:span></text:p>
                <text:p text:style-name="P22"><text:span text:style-name="T6">// Register the receiver using the activity context.</text:span></text:p>
                <text:p text:style-name="P19"><text:span text:style-name="T6"><text:s text:c="3"/></text:span><text:span text:style-name="T6">this.registerReceiver(mReceiver, filter);</text:span></text:p>
                <text:p text:style-name="P23"><text:span text:style-name="T5"/></text:p>
              </text:list-item>
              <text:list-item>
                <text:p text:style-name="P8"><text:span text:style-name="T5">Unregister in </text:span><text:span text:style-name="T6">onDestroy()</text:span><text:span text:style-name="T5"> or </text:span><text:span text:style-name="T6">onPause()</text:span><text:span text:style-name="T5">.</text:span></text:p>
                <text:p text:style-name="P22"><text:span text:style-name="T6">// Unregister the receiver </text:span></text:p>
                <text:p text:style-name="P8"><text:span text:style-name="T6">this.unregisterReceiver(mReceiver);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Normal_20_slide" presentation:presentation-page-layout-name="AL1T1" presentation:use-date-time-name="dtd1" xml:id="id25" draw:id="id25">
        <office:forms form:automatic-focus="false" form:apply-design-mode="false"/>
        <draw:frame presentation:style-name="pr4" draw:text-style-name="P6" draw:layer="layout" svg:width="11.494cm" svg:height="3.127cm" draw:transform="rotate (0.139626340159546) translate (16.2cm 18.45cm)" presentation:class="title" presentation:user-transformed="true">
          <draw:text-box>
            <text:p><text:span text:style-name="T2">Register a Local broadcast receiver</text:span></text:p>
          </draw:text-box>
        </draw:frame>
        <draw:frame presentation:style-name="pr5" draw:text-style-name="P1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8"><text:span text:style-name="T5">Register local receivers dynamically, because static registration in the manifest is not possible for a local broadcasts.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Normal_20_slide" presentation:presentation-page-layout-name="AL1T1" presentation:use-date-time-name="dtd1" xml:id="id26" draw:id="id26">
        <office:forms form:automatic-focus="false" form:apply-design-mode="false"/>
        <draw:frame presentation:style-name="pr4" draw:text-style-name="P6" draw:layer="layout" svg:width="11.494cm" svg:height="3.127cm" draw:transform="rotate (0.139626340159546) translate (16.2cm 18.45cm)" presentation:class="title" presentation:user-transformed="true">
          <draw:text-box>
            <text:p><text:span text:style-name="T2">Register a Local broadcast receiver</text:span></text:p>
          </draw:text-box>
        </draw:frame>
        <draw:frame presentation:style-name="pr5" draw:text-style-name="P24" draw:layer="layout" svg:width="26.399cm" svg:height="15.801cm" svg:x="0.4cm" svg:y="1.001cm" presentation:class="outline" presentation:user-transformed="true">
          <draw:text-box>
            <text:list text:style-name="L2">
              <text:list-header>
                <text:p text:style-name="P10"><text:span text:style-name="T22">To register a receiver for local broadcasts:</text:span></text:p>
                <text:list>
                  <text:list-item>
                    <text:p text:style-name="P12"><text:span text:style-name="T22">Get an instance of </text:span><text:span text:style-name="T23">LocalBroadcastManager.</text:span><text:span text:style-name="T22"> </text:span></text:p>
                  </text:list-item>
                  <text:list-item>
                    <text:p text:style-name="P12"><text:span text:style-name="T22">Call </text:span><text:span text:style-name="T23">registerReceiver()</text:span><text:span text:style-name="T22">.</text:span></text:p>
                  </text:list-item>
                </text:list>
                <text:p text:style-name="P10"><text:span text:style-name="T22"/></text:p>
                <text:p text:style-name="P13"><text:span text:style-name="T23">LocalBroadcastManager.getInstance(this).registerReceiver</text:span></text:p>
                <text:p text:style-name="P13"><text:span text:style-name="T23">(mReceiver,</text:span></text:p>
                <text:p text:style-name="P8"><text:span text:style-name="T23">new IntentFilter(CustomReceiver.ACTION_CUSTOM_BROADCAST));</text:span></text:p>
              </text:list-header>
            </text:list>
          </draw:text-box>
        </draw:frame>
        <anim:par presentation:node-type="timing-root">
          <anim:par smil:begin="id26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Normal_20_slide" presentation:presentation-page-layout-name="AL1T1" presentation:use-date-time-name="dtd1" xml:id="id27" draw:id="id27">
        <office:forms form:automatic-focus="false" form:apply-design-mode="false"/>
        <draw:frame presentation:style-name="pr4" draw:text-style-name="P6" draw:layer="layout" svg:width="11.494cm" svg:height="3.127cm" draw:transform="rotate (0.139626340159546) translate (16.2cm 18.45cm)" presentation:class="title" presentation:user-transformed="true">
          <draw:text-box>
            <text:p><text:span text:style-name="T2">Unregister a Local broadcast receiver</text:span></text:p>
          </draw:text-box>
        </draw:frame>
        <draw:frame presentation:style-name="pr5" draw:text-style-name="P14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 text:style-name="P10"><text:span text:style-name="T24">To unregister a local broadcast receiver:</text:span></text:p>
                <text:list>
                  <text:list-item>
                    <text:p text:style-name="P12"><text:span text:style-name="T25">Get an instance of the </text:span><text:span text:style-name="T26">LocalBroadcastManager</text:span><text:span text:style-name="T25">.</text:span></text:p>
                  </text:list-item>
                  <text:list-item>
                    <text:p text:style-name="P12"><text:span text:style-name="T25">Call</text:span><text:span text:style-name="T27"> </text:span><text:span text:style-name="T28"><text:a xlink:href="https://developer.android.com/reference/android/support/v4/content/LocalBroadcastManager#unregisterreceiver" xlink:type="simple">LocalBroadcastManager.unregisterReceiver()</text:a></text:span><text:span text:style-name="T27">.</text:span></text:p>
                  </text:list-item>
                </text:list>
                <text:p text:style-name="P10"><text:span text:style-name="T29"/></text:p>
                <text:p text:style-name="P10"><text:span text:style-name="T30">LocalBroadcastManager.getInstance(this)</text:span></text:p>
                <text:p text:style-name="P8"><text:span text:style-name="T30"><text:s text:c="14"/></text:span><text:span text:style-name="T30">.unregisterReceiver(mReceiver);</text:span></text:p>
              </text:list-header>
            </text:list>
          </draw:text-box>
        </draw:frame>
        <anim:par presentation:node-type="timing-root">
          <anim:par smil:begin="id27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First_20_slide" presentation:presentation-page-layout-name="AL1T1" presentation:use-date-time-name="dtd1" xml:id="id28" draw:id="id28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Restricting broadcasts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28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Normal_20_slide" presentation:presentation-page-layout-name="AL1T1" presentation:use-date-time-name="dtd1" xml:id="id29" draw:id="id29">
        <office:forms form:automatic-focus="false" form:apply-design-mode="false"/>
        <draw:frame presentation:style-name="pr4" draw:text-style-name="P6" draw:layer="layout" svg:width="11.494cm" svg:height="3.127cm" draw:transform="rotate (0.139626340159546) translate (16.2cm 18.45cm)" presentation:class="title" presentation:user-transformed="true">
          <draw:text-box>
            <text:p><text:span text:style-name="T2">Restricting broadcasts</text:span></text:p>
          </draw:text-box>
        </draw:frame>
        <draw:frame presentation:style-name="pr5" draw:text-style-name="P1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8"><text:span text:style-name="T5">Restricting your broadcast is strongly recommended.</text:span></text:p>
              </text:list-item>
              <text:list-item>
                <text:p text:style-name="P8"><text:span text:style-name="T5">An unrestricted broadcast can pose a security threat.</text:span></text:p>
              </text:list-item>
              <text:list-item>
                <text:p text:style-name="P8"><text:span text:style-name="T5">For example: If your apps’ broadcast is not restricted and includes sensitive information, an app that contains malware could register and receive your data. 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Normal_20_slide" presentation:presentation-page-layout-name="AL1T1" presentation:use-date-time-name="dtd1" xml:id="id30" draw:id="id30">
        <office:forms form:automatic-focus="false" form:apply-design-mode="false"/>
        <draw:frame presentation:style-name="pr4" draw:text-style-name="P6" draw:layer="layout" svg:width="11.494cm" svg:height="3.127cm" draw:transform="rotate (0.139626340159546) translate (16.2cm 18.45cm)" presentation:class="title" presentation:user-transformed="true">
          <draw:text-box>
            <text:p><text:span text:style-name="T2">Ways to restrict a broadcast</text:span></text:p>
          </draw:text-box>
        </draw:frame>
        <draw:frame presentation:style-name="pr5" draw:text-style-name="P1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8"><text:span text:style-name="T5">If possible, use a</text:span><text:span text:style-name="T7"> </text:span><text:span text:style-name="T4"><text:a xlink:href="https://developer.android.com/reference/android/support/v4/content/LocalBroadcastManager.html" xlink:type="simple">LocalBroadcastManager</text:a></text:span><text:span text:style-name="T7">, </text:span><text:span text:style-name="T5">which keeps the data inside your app, avoiding security leaks. </text:span></text:p>
              </text:list-item>
              <text:list-item>
                <text:p text:style-name="P8"><text:span text:style-name="T5">Use the </text:span><text:span text:style-name="T4"><text:a xlink:href="https://developer.android.com/reference/android/content/Intent.html#setPackage(java.lang.String)" xlink:type="simple">setPackage()</text:a></text:span><text:span text:style-name="T5"><text:s/>method and pass in the package name. Your broadcast is restricted to apps that match the specified package name.</text:span></text:p>
              </text:list-item>
              <text:list-item>
                <text:p text:style-name="P8"><text:span text:style-name="T5">Access permissions can be enforced by sender or receiver.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Normal_20_slide" presentation:presentation-page-layout-name="AL1T1" presentation:use-date-time-name="dtd1" xml:id="id31" draw:id="id31">
        <office:forms form:automatic-focus="false" form:apply-design-mode="false"/>
        <draw:frame presentation:style-name="pr4" draw:text-style-name="P6" draw:layer="layout" svg:width="11.494cm" svg:height="3.127cm" draw:transform="rotate (0.139626340159546) translate (16.2cm 18.45cm)" presentation:class="title" presentation:user-transformed="true">
          <draw:text-box>
            <text:p><text:span text:style-name="T2">Enforce permissions by sender</text:span></text:p>
          </draw:text-box>
        </draw:frame>
        <draw:frame presentation:style-name="pr5" draw:text-style-name="P1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8"><text:span text:style-name="T24">To enforce a permission when sending a broadcast:</text:span></text:p>
                <text:list>
                  <text:list-item>
                    <text:p text:style-name="P9"><text:span text:style-name="T24">Supply a non-null permission argument to </text:span><text:span text:style-name="T30">sendBroadcast()</text:span><text:span text:style-name="T24">. </text:span></text:p>
                  </text:list-item>
                  <text:list-item>
                    <text:p text:style-name="P9"><text:span text:style-name="T24">Only receivers that request this permission using the</text:span><text:span text:style-name="T31"> </text:span><text:span text:style-name="T32"><text:a xlink:href="https://developer.android.com/reference/android/R.styleable.html#AndroidManifestUsesPermission" xlink:type="simple">&lt;uses-permission&gt;</text:a></text:span><text:span text:style-name="T31"><text:s/></text:span><text:span text:style-name="T24">tag in their </text:span><text:span text:style-name="T30">AndroidManifest.xml </text:span><text:span text:style-name="T24">file can receive the broadcast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Normal_20_slide" presentation:presentation-page-layout-name="AL1T1" presentation:use-date-time-name="dtd1" xml:id="id32" draw:id="id32">
        <office:forms form:automatic-focus="false" form:apply-design-mode="false"/>
        <draw:frame presentation:style-name="pr4" draw:text-style-name="P6" draw:layer="layout" svg:width="11.494cm" svg:height="3.127cm" draw:transform="rotate (0.139626340159546) translate (16.2cm 18.45cm)" presentation:class="title" presentation:user-transformed="true">
          <draw:text-box>
            <text:p><text:span text:style-name="T2">Enforce permissions by receiver</text:span></text:p>
          </draw:text-box>
        </draw:frame>
        <draw:frame presentation:style-name="pr5" draw:text-style-name="P1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8"><text:span text:style-name="T24">To enforce a permission when receiving a broadcast:</text:span></text:p>
                <text:list>
                  <text:list-item>
                    <text:p text:style-name="P9"><text:span text:style-name="T24">If you register your receiver dynamically, supply a non-null permission to </text:span><text:span text:style-name="T30">registerReceiver()</text:span><text:span text:style-name="T24">.</text:span></text:p>
                  </text:list-item>
                  <text:list-item>
                    <text:p text:style-name="P9"><text:span text:style-name="T24">If you register your receiver statically, use the </text:span><text:span text:style-name="T30">android:permission</text:span><text:span text:style-name="T24"> attribute inside the </text:span><text:span text:style-name="T30">&lt;receiver&gt;</text:span><text:span text:style-name="T24"> tag in your </text:span><text:span text:style-name="T30">AndroidManifest.xml</text:span><text:span text:style-name="T24">.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2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First_20_slide" presentation:presentation-page-layout-name="AL1T1" presentation:use-date-time-name="dtd1" xml:id="id33" draw:id="id33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Best practices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3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Normal_20_slide" presentation:presentation-page-layout-name="AL1T1" presentation:use-date-time-name="dtd1" xml:id="id34" draw:id="id34">
        <office:forms form:automatic-focus="false" form:apply-design-mode="false"/>
        <draw:frame presentation:style-name="pr4" draw:text-style-name="P6" draw:layer="layout" svg:width="11.494cm" svg:height="3.127cm" draw:transform="rotate (0.139626340159546) translate (16.2cm 18.45cm)" presentation:class="title" presentation:user-transformed="true">
          <draw:text-box>
            <text:p><text:span text:style-name="T2">Best practices</text:span></text:p>
          </draw:text-box>
        </draw:frame>
        <draw:frame presentation:style-name="pr5" draw:text-style-name="P1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8"><text:span text:style-name="T5">Make sure namespace for intent is unique and you own it.</text:span></text:p>
              </text:list-item>
              <text:list-item>
                <text:p text:style-name="P8"><text:span text:style-name="T5">Restrict broadcast receivers.</text:span></text:p>
              </text:list-item>
              <text:list-item>
                <text:p text:style-name="P8"><text:span text:style-name="T5">Other apps can respond to broadcast your app sends —use permissions to control this.</text:span></text:p>
              </text:list-item>
              <text:list-item>
                <text:p text:style-name="P8"><text:span text:style-name="T5">Prefer dynamic receivers over static receivers.</text:span></text:p>
              </text:list-item>
              <text:list-item>
                <text:p text:style-name="P8"><text:span text:style-name="T5">Never perform a long running operation inside your broadcast receiver.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Normal_20_slide" presentation:presentation-page-layout-name="AL1T1" presentation:use-date-time-name="dtd1" xml:id="id35" draw:id="id35">
        <office:forms form:automatic-focus="false" form:apply-design-mode="false"/>
        <draw:frame presentation:style-name="pr4" draw:text-style-name="P6" draw:layer="layout" svg:width="11.494cm" svg:height="3.127cm" draw:transform="rotate (0.139626340159546) translate (16.2cm 18.45cm)" presentation:class="title" presentation:user-transformed="true">
          <draw:text-box>
            <text:p><text:span text:style-name="T2">Learn more</text:span></text:p>
          </draw:text-box>
        </draw:frame>
        <draw:frame presentation:style-name="pr5" draw:text-style-name="P14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8"><text:span text:style-name="T33"><text:a xlink:href="https://developer.android.com/reference/android/content/BroadcastReceiver.html" xlink:type="simple">BroadcastReceiver Reference</text:a></text:span></text:p>
              </text:list-item>
              <text:list-item>
                <text:p text:style-name="P8"><text:span text:style-name="T33"><text:a xlink:href="https://developer.android.com/guide/components/intents-filters.html" xlink:type="simple">Intents and Intent Filters Guide</text:a></text:span></text:p>
              </text:list-item>
              <text:list-item>
                <text:p text:style-name="P8"><text:span text:style-name="T33"><text:a xlink:href="https://developer.android.com/reference/android/support/v4/content/LocalBroadcastManager.html" xlink:type="simple">LocalBroadcastManager Reference</text:a></text:span></text:p>
              </text:list-item>
              <text:list-item>
                <text:p text:style-name="P8"><text:span text:style-name="T33"><text:a xlink:href="https://developer.android.com/training/monitoring-device-state/manifest-receivers.html" xlink:type="simple"> Broadcasts overview</text:a>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Normal_20_slide" presentation:presentation-page-layout-name="AL1T1" presentation:use-date-time-name="dtd1" xml:id="id36" draw:id="id36">
        <office:forms form:automatic-focus="false" form:apply-design-mode="false"/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>END</text:p>
              </text:list-header>
            </text:list>
          </draw:text-box>
        </draw:frame>
        <anim:par presentation:node-type="timing-root">
          <anim:par smil:begin="id3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Consolas" svg:font-family="Consolas"/>
    <style:font-face style:name="Courier New1" svg:font-family="'Courier New'"/>
    <style:font-face style:name="Roboto1" svg:font-family="Roboto"/>
    <style:font-face style:name="Arial" svg:font-family="Arial" style:font-pitch="variable"/>
    <style:font-face style:name="Consolas1" svg:font-family="Consolas" style:font-pitch="variable"/>
    <style:font-face style:name="Courier New" svg:font-family="'Courier New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Roboto" svg:font-family="Roboto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Arial2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cs" fo:country="CZ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rst_20_slide-background" style:display-name="First slid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First_20_slide-backgroundobjects" style:display-name="Firs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 draw:auto-grow-height="false" draw:fit-to-size="shrink-to-fit" style:shrink-to-fit="true">
        <text:list-style style:name="First_20_slide-outline1" style:display-name="Firs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top="0cm" fo:margin-bottom="0.4cm"/>
      <style:text-properties fo:font-size="28pt" style:font-size-asian="28pt" style:font-size-complex="28pt"/>
    </style:style>
    <style:style style:name="First_20_slide-outline3" style:display-name="First slide-outline3" style:family="presentation" style:parent-style-name="First_20_slide-outline2">
      <style:paragraph-properties fo:margin-top="0cm" fo:margin-bottom="0.3cm"/>
      <style:text-properties fo:font-size="24pt" style:font-size-asian="24pt" style:font-size-complex="24pt"/>
    </style:style>
    <style:style style:name="First_20_slide-outline4" style:display-name="First slide-outline4" style:family="presentation" style:parent-style-name="First_20_slide-outline3">
      <style:paragraph-properties fo:margin-top="0cm" fo:margin-bottom="0.2cm"/>
      <style:text-properties fo:font-size="20pt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top="0cm" fo:margin-bottom="0.1cm"/>
      <style:text-properties fo:font-size="20pt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top="0cm" fo:margin-bottom="0.1cm"/>
      <style:text-properties fo:font-size="20pt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top="0cm" fo:margin-bottom="0.1cm"/>
      <style:text-properties fo:font-size="20pt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top="0cm" fo:margin-bottom="0.1cm"/>
      <style:text-properties fo:font-size="20pt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top="0cm" fo:margin-bottom="0.1cm"/>
      <style:text-properties fo:font-size="20pt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vertical-align="middle">
        <text:list-style style:name="First_20_slide-subtitle" style:display-name="Firs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textarea-vertical-align="middle">
        <text:list-style style:name="First_20_slide-title" style:display-name="Firs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_20_slide-background" style:display-name="Normal slid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Normal_20_slide-backgroundobjects" style:display-name="Normal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mal_20_slide-notes" style:display-name="Normal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rmal_20_slide-outline1" style:display-name="Normal slide-outline1" style:family="presentation">
      <style:graphic-properties draw:stroke="none" draw:fill="none" draw:auto-grow-height="false" draw:fit-to-size="shrink-to-fit" style:shrink-to-fit="true">
        <text:list-style style:name="Normal_20_slide-outline1" style:display-name="Normal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_20_slide-outline2" style:display-name="Normal slide-outline2" style:family="presentation" style:parent-style-name="Normal_20_sli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Normal_20_slide-outline3" style:display-name="Normal slide-outline3" style:family="presentation" style:parent-style-name="Normal_20_sli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Normal_20_slide-outline4" style:display-name="Normal slide-outline4" style:family="presentation" style:parent-style-name="Normal_20_sli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Normal_20_slide-outline5" style:display-name="Normal slide-outline5" style:family="presentation" style:parent-style-name="Normal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6" style:display-name="Normal slide-outline6" style:family="presentation" style:parent-style-name="Normal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7" style:display-name="Normal slide-outline7" style:family="presentation" style:parent-style-name="Normal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8" style:display-name="Normal slide-outline8" style:family="presentation" style:parent-style-name="Normal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9" style:display-name="Normal slide-outline9" style:family="presentation" style:parent-style-name="Normal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subtitle" style:display-name="Normal slide-subtitle" style:family="presentation">
      <style:graphic-properties draw:stroke="none" draw:fill="none" draw:textarea-vertical-align="middle">
        <text:list-style style:name="Normal_20_slide-subtitle" style:display-name="Normal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_20_slide-title" style:display-name="Normal slide-title" style:family="presentation">
      <style:graphic-properties draw:stroke="none" draw:fill="none" draw:textarea-vertical-align="middle">
        <text:list-style style:name="Normal_20_slide-title" style:display-name="Normal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style:text-outline="false" style:text-line-through-style="none" style:text-line-through-type="none" style:font-name="DejaVu Sans1" fo:font-family="'DejaVu San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aea79f" draw:textarea-horizontal-align="justify" draw:textarea-vertical-align="middle" draw:auto-grow-height="false"/>
    </style:style>
    <style:style style:name="Mgr4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Mgr5" style:family="graphic" style:parent-style-name="standard">
      <style:graphic-properties draw:stroke="none" draw:fill="solid" draw:fill-color="#772953" draw:textarea-horizontal-align="justify" draw:textarea-vertical-align="middle" draw:auto-grow-height="false"/>
    </style:style>
    <style:style style:name="Mpr1" style:family="presentation" style:parent-style-name="First_20_slide-backgroundobjects">
      <style:graphic-properties draw:stroke="none" draw:fill="none" draw:fill-color="#ffffff" draw:textarea-vertical-align="middle" draw:auto-grow-height="false" fo:min-height="1.449cm"/>
    </style:style>
    <style:style style:name="Mpr2" style:family="presentation" style:parent-style-name="First_20_slide-backgroundobjects">
      <style:graphic-properties draw:stroke="none" draw:fill="none" draw:fill-color="#ffffff" draw:auto-grow-height="false" fo:min-height="1.449cm"/>
    </style:style>
    <style:style style:name="Mpr3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Normal_20_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Normal_20_slide-backgroundobjects">
      <style:graphic-properties draw:stroke="none" draw:fill="none" draw:fill-color="#ffffff" draw:textarea-vertical-align="middle" draw:auto-grow-height="false" fo:min-height="1.449cm"/>
    </style:style>
    <style:style style:name="Mpr7" style:family="presentation" style:parent-style-name="Normal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Normal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aea79f"/>
      <style:paragraph-properties fo:text-align="center"/>
    </style:style>
    <style:style style:name="MP6" style:family="paragraph">
      <loext:graphic-properties draw:fill="solid" draw:fill-color="#0084d1"/>
      <style:paragraph-properties fo:text-align="center"/>
    </style:style>
    <style:style style:name="MP7" style:family="paragraph">
      <loext:graphic-properties draw:fill="solid" draw:fill-color="#772953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style:font-name="DejaVu Sans1" fo:font-size="24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draw:custom-shape draw:style-name="Mgr3" draw:text-style-name="MP5" draw:layer="backgroundobjects" svg:width="21cm" svg:height="2.001cm" draw:transform="rotate (1.5707963267949) translate (26cm 21.002cm)">
        <text:p/>
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4" draw:text-style-name="MP6" draw:layer="backgroundobjects" svg:width="11.1cm" svg:height="2cm" svg:x="0cm" svg:y="19.001cm">
        <text:p/>
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7" draw:layer="backgroundobjects" svg:width="28cm" svg:height="4.2cm" svg:x="0cm" svg:y="16.802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frame presentation:style-name="First_20_slide-title" draw:layer="backgroundobjects" svg:width="25.199cm" svg:height="7.2cm" svg:x="0.9cm" svg:y="6.9cm" presentation:class="title" presentation:placeholder="true">
        <draw:text-box/>
      </draw:frame>
      <draw:frame presentation:style-name="First_20_slide-outline1" draw:layer="backgroundobjects" svg:width="25.199cm" svg:height="0.001cm" svg:x="2.2cm" svg:y="22.6cm" presentation:class="outline" presentation:placeholder="true">
        <draw:text-box/>
      </draw:frame>
      <draw:frame presentation:style-name="Mpr1" draw:text-style-name="MP2" draw:layer="backgroundobjects" svg:width="6.523cm" svg:height="0.6cm" svg:x="19.077cm" svg:y="0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9" draw:layer="backgroundobjects" svg:width="8.875cm" svg:height="1.448cm" draw:transform="rotate (-1.5707963267949) translate (28cm 0cm)" presentation:class="footer">
        <draw:text-box>
          <text:p text:style-name="MP8"><text:span text:style-name="MT1"><presentation:footer/></text:span></text:p>
        </draw:text-box>
      </draw:frame>
      <draw:frame presentation:style-name="Mpr1" draw:text-style-name="MP9" draw:layer="backgroundobjects" svg:width="3cm" svg:height="1.45cm" svg:x="-0.5cm" svg:y="19.3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mal_20_slide" style:display-name="Normal slide" style:page-layout-name="PM1" draw:style-name="Mdp1">
      <draw:custom-shape draw:style-name="Mgr3" draw:text-style-name="MP5" draw:layer="backgroundobjects" svg:width="21cm" svg:height="2.001cm" draw:transform="rotate (1.5707963267949) translate (26cm 21.001cm)">
        <text:p/>
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4" draw:text-style-name="MP6" draw:layer="backgroundobjects" svg:width="11.1cm" svg:height="2cm" svg:x="0cm" svg:y="19cm">
        <text:p/>
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7" draw:layer="backgroundobjects" svg:width="28cm" svg:height="4.2cm" svg:x="0cm" svg:y="16.801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frame presentation:style-name="Normal_20_slide-title" draw:layer="backgroundobjects" svg:width="15.934cm" svg:height="1.915cm" draw:transform="rotate (0.139626340159546) translate (11.703cm 19.155cm)" presentation:class="title" presentation:placeholder="true">
        <draw:text-box/>
      </draw:frame>
      <draw:frame presentation:style-name="Normal_20_slide-outline1" draw:layer="backgroundobjects" svg:width="25.199cm" svg:height="15.801cm" svg:x="0.6cm" svg:y="1cm" presentation:class="outline" presentation:placeholder="true">
        <draw:text-box/>
      </draw:frame>
      <draw:frame presentation:style-name="Mpr5" draw:text-style-name="MP2" draw:layer="backgroundobjects" svg:width="6.523cm" svg:height="0.8cm" svg:x="19.377cm" svg:y="0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448cm" draw:transform="rotate (-1.5707963267949) translate (28cm 0cm)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3cm" svg:height="1.448cm" svg:x="-0.5cm" svg:y="19.277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Normal_20_slide-title" draw:layer="backgroundobjects" svg:width="14.848cm" svg:height="11.136cm" svg:x="3.075cm" svg:y="2.257cm" presentation:class="page"/>
        <draw:frame presentation:style-name="Normal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28T16:27:30.614027210</meta:creation-date>
    <meta:editing-duration>PT6H48M23S</meta:editing-duration>
    <meta:editing-cycles>25</meta:editing-cycles>
    <meta:generator>LibreOffice/6.3.1.2$Windows_X86_64 LibreOffice_project/b79626edf0065ac373bd1df5c28bd630b4424273</meta:generator>
    <dc:date>2019-09-24T00:05:44.928000000</dc:date>
    <meta:document-statistic meta:object-count="189"/>
  </office:meta>
</office:document-meta>
</file>